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Partie Communications Réseau, interaction Client/Server : Olivier Solliec</text:h>
      <text:p text:style-name="Text_20_body">Dossier client et dossier server dans le repository de bomberdose dans googlecode</text:p>
      <text:p text:style-name="P3">Comment mes parties intéragissent entre elles :</text:p>
      <text:p text:style-name="Text_20_body">Ma classe « Server » crée les threads fils correspondant à chaque client : un thread principal sera créé et stocké dans la classe à chaque connection TCP d'un client au serveur.</text:p>
      <text:p text:style-name="Text_20_body">La classe « ThreadPrincipal » quant à elle se charge de créer les sous threads de communication UDP, ThreadEcoute et ThreadEnvoi. Elle est utilisée pour envoyer les instructions par TCP.</text:p>
      <text:p text:style-name="Text_20_body">La classe « ThreadEcoute » se charge d'écouter une socket UDP pour récupérer les informations envoyées par le client : intention de se déplacer, dépose de bombe.</text:p>
      <text:p text:style-name="Text_20_body">La classe « ThreadEnvoi » envoie toutes les informations UDP (plateau, position des joueurs) au client.</text:p>
      <text:p text:style-name="Text_20_body">Pour le client, c'est la même architecture :</text:p>
      <text:p text:style-name="Text_20_body">La classe « Client » réceptionne les instructions TCP et se charge de créer ses deux fils, « ThreadEcoute » et « ThreadEnvoi ».</text:p>
      <text:p text:style-name="Text_20_body">« ThreadEcoute » reçoit les informations du serveur et les stocke sous forme qu'il reste à définir</text:p>
      <text:p text:style-name="Text_20_body">« ThreadEnvoi » envoie les intentions du joueurs (poser bombe, déplacement)</text:p>
      <text:p text:style-name="P3">Comment mes parties intéragissent avec celles des autres :</text:p>
      <text:p text:style-name="Text_20_body">La classe Server reçoit les informations du moteur du jeu (qui seront donc sur la même machine) et les envoie aux clients. Vice versa, le server entre des données dans le moteur, qui sont les intentions des clients.</text:p>
      <text:p text:style-name="Text_20_body">La classe Client reçoit les informations de la partie graphique, intentions du joueur, et les envoie au serveur. Vice versa, le client enregistre les nouvelles données à traiter par la partie graphique qui correspondent aux changements du plateau ou des joueurs.</text:p>
      <text:p text:style-name="Standard"><text:span text:style-name="T1">Où j'en suis :</text:span> </text:p>
      <text:p text:style-name="Standard">La communication TCP entre le serveur et le client a été réalisée et il est possible d'envoyer des instructions simples comme START, STOP, QUIT, qui permettent respectivement de commencer une nouvelle partie, terminer la partie en cours, terminer le jeu.</text:p>
      <text:p text:style-name="Standard">Il a été décidé que le plateau sera transféré par socket UDP sous forme d'un tableau d'int, en effet chaque case selon son état (vide, avec un mur, etc) correspond à un int particulier que le client devra se charger d'afficher.</text:p>
      <text:p text:style-name="Standard"/>
      <text:p text:style-name="P1">Ce qu'il me reste à faire :</text:p>
      <text:p text:style-name="Standard">La communication UDP pour le plateau de jeu et les joueurs sera l'objectif de ce week end, mais du mode le plus basique afin de tester si cela fonctionne.</text:p>
      <text:p text:style-name="Standard">Il faut définir comment un jeu se termine, pour l'instant je n'ai géré que la nouvelle partie et la fin de cette partie.</text:p>
      <text:p text:style-name="Standard">Il faut aussi réfléchir à la méthode d'envoi des informations concernant les joueurs, si on envoie que les coordonnées des joueurs à un instant t ou bien si l'on envoie aux clients l'intention du joueur de se déplacer vers le haut, etc.</text:p>
      <text:p text:style-name="Standard">Il faudra, lorsque les tests seront concluants, intégrer les parties Server/Moteur et Client/PartieGraphique.</text:p>
      <text:p text:style-name="Standard"/>
      <text:p text:style-name="P1">Problèmes rencontrés :</text:p>
      <text:p text:style-name="Standard"><text:soft-page-break/>Un problème de compréhension du langage, j'avais fait une petite bêtise : je créais des ThreadPrincipaux (la variable propre) dans une fonction, cependant lorsqu'elle se voyait boucler une seconde fois, le ThreadPrincipal était écrasé et je ne comprenais pas d'où venait l'erreur, en effet la communication avec le client était interrompue.</text:p>
      <text:p text:style-name="Standard">Problème résolu avec l'utilisation de pointeurs.</text:p>
      <text:p text:style-name="Standard"><text:s/></text:p>
      <text:p text:style-name="Standard">Pour que la classe Server dise à ses threads fils que la partie est terminée (représentée par un bool), j'ai décidé de modifier une variable volatile bool présente dans chaque fils. Je pense que cette méthode n'est pas la bonne, en effet, la variable n'était pas toujours changée, et même si le problème a été résolu, je pense qu'il est plus simple d'avoir une seule variable bool dans le père qui sera testée par tous les fils, plutot qu'une variable dans chaque fils à modifier par le père.</text:p>
      <text:p text:style-name="Standard">Problème à résoudre, solution déjà trouv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li </meta:initial-creator>
    <meta:creation-date>2010-03-13T09:08:33</meta:creation-date>
    <dc:date>2010-03-13T09:50:34</dc:date>
    <dc:creator>Oli </dc:creator>
    <meta:editing-duration>PT00H41M46S</meta:editing-duration>
    <meta:editing-cycles>9</meta:editing-cycles>
    <meta:generator>OpenOffice.org/3.1$Linux OpenOffice.org_project/310m19$Build-9420</meta:generator>
    <meta:document-statistic meta:table-count="0" meta:image-count="0" meta:object-count="0" meta:page-count="2" meta:paragraph-count="28" meta:word-count="633" meta:character-count="3795"/>
  </office:meta>
</office:document-meta>
</file>